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f50" officeooo:paragraph-rsid="00103f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tando usar o notion nesse bloco. Anotações no notion: https://www.notion.so/SQL-06b86d1c08fe47399709da2534aa673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0" meta:character-count="115" meta:non-whitespace-character-count="106"/>
  </office:meta>
</office:document-meta>
</file>